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643cm" fo:min-width="3.547cm"/>
    </style:style>
    <style:style style:name="gr2" style:family="graphic" style:parent-style-name="standard">
      <style:graphic-properties draw:stroke="none" svg:stroke-width="0.028cm" draw:stroke-linejoin="miter" draw:fill="solid" draw:fill-color="#000000"/>
    </style:style>
    <style:style style:name="gr3" style:family="graphic" style:parent-style-name="standard">
      <style:graphic-properties draw:stroke="solid" svg:stroke-width="0.254cm" svg:stroke-color="#000000" draw:marker-start-width="0cm" draw:marker-end-width="0cm" draw:stroke-linejoin="round" draw:fill="solid" draw:fill-color="#0000cd" draw:opacity="0%" fo:padding-top="0.252cm" fo:padding-bottom="0.252cm" fo:padding-left="0.377cm" fo:padding-right="0.377cm"/>
    </style:style>
    <style:style style:name="gr4" style:family="graphic" style:parent-style-name="standard">
      <style:graphic-properties draw:stroke="none" svg:stroke-width="0.001cm" draw:stroke-linejoin="miter" draw:fill="solid" draw:fill-color="#000000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608cm" fo:min-width="3.755cm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0000cd" draw:opacity="0%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699cm" svg:height="4.337cm" svg:x="1.316cm" svg:y="2.632cm">
            <text:p text:style-name="P1">Document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 xml:id="id2" draw:id="id2">
            <draw:path draw:style-name="gr2" draw:text-style-name="P3" draw:layer="layout" svg:width="1.317cm" svg:height="0.281cm" svg:x="9.751cm" svg:y="6.043cm" svg:viewBox="0 0 1318 282" svg:d="M1318 145c-1 26-29 48-90 70s-137 38-243 51c-105 12-209 17-330 16-121 0-224-7-329-21-105-13-180-30-240-53s-87-45-86-71 29-48 90-70c62-22 138-38 243-50 105-13 209-18 330-17 122 1 224 7 329 21s180 30 240 53 87 45 86 71z">
              <text:p/>
            </draw:path>
            <draw:path draw:style-name="gr3" draw:text-style-name="P4" draw:layer="layout" svg:width="5.055cm" svg:height="3.719cm" svg:x="7.939cm" svg:y="2.388cm" svg:viewBox="0 0 5056 3720" svg:d="M76 0c-42 0-76 33-76 73v2971c0 40 34 73 76 73h4905c42 0 75-33 75-73v-2971c0-40-33-73-75-73zM2431 3193c-21 0-38 16-38 37v453c0 20 17 37 38 37h136c22 0 39-17 39-37v-453c0-21-17-37-39-37z">
              <text:p/>
            </draw:path>
            <draw:path draw:style-name="gr4" draw:text-style-name="P3" draw:layer="layout" svg:width="2.81cm" svg:height="2.46cm" svg:x="9.083cm" svg:y="2.69cm" svg:viewBox="0 0 2811 2461" svg:d="M2425 1c-6 0-36 3-66 6-83 8-118 10-143 6-23-3-22-3-60 8-16 5-18 5-32 3-21-4-27-4-65 2-37 5-57 4-72-2-11-4-11-4-32 2-24 6-34 6-134 4l-52-1-11 7c-18 12-34 15-73 13-46-2-54 0-83 15-41 20-51 30-61 57-4 10-5 18-5 35 0 25 3 34 24 80 12 26 13 29 14 47 1 19-2 53-7 85-1 12-5 22-12 35-11 22-13 36-9 57 3 19 8 31 28 64l15 26-3 9c-6 14-6 44-1 80 4 23 5 37 4 53l-1 21-18 36c-27 53-27 62 2 104 24 35 26 43 17 72-3 12-5 28-7 70-4 66-6 79-16 101-4 9-7 19-7 22 0 15 12 31 27 40 8 4 12 5 40 5 20 0 38-2 54-5 27-4 28-4 30 18l2 16 11 7c14 9 20 16 22 26 2 7 3 8 15 11 18 6 22 11 19 22-2 10-3 10 10 5 7-2 11-2 14-1 4 3 5 6 10 26 2 7 3 8 12 9 5 0 13 2 17 3 10 4 25 20 33 37 4 9 8 17 8 17 1 1 11 4 22 6l21 5 3 10c2 5 7 16 13 24 9 12 12 14 22 17 11 2 14 4 37 21 6 4 14 8 17 9 8 2 10 5 12 15 3 14 5 17 14 17 19 0 30 9 28 22 0 6 0 6 10 6 19 0 28 8 31 27l2 8h19 20l2 8c0 5 0 12 0 18-2 9-2 10 5 10 3 0 11-3 16-5 6-3 11-4 15-3l6 1-5 11c-10 19-9 20 18 23 7 1 14 3 16 3 5 3 6 13 3 19-6 8-1 12 4 5 4-5 7-6 20-8 20-3 26-1 32 5 4 5 5 6 3 10-2 2-4 6-5 9-4 7-7 10-26 19-50 26-123 48-208 63-60 11-113 17-282 34-132 14-203 24-229 35-17 7-30 10-55 13-9 1-15 3-19 6s-17 10-30 16c-22 11-23 12-30 24-17 28-20 31-27 35-5 2-11 3-14 3-6-1-6-2-11-22-5-25-11-35-57-95-15-19-34-46-43-57-14-22-26-36-60-77-9-10-28-36-43-59-16-22-41-56-56-75-49-63-62-83-70-106-5-16-11-23-31-36-17-12-29-24-31-32-1-6 14-36 33-64 12-18 36-40 50-48 7-3 47-15 89-26 118-33 169-43 232-48 44-3 66-1 102 8 41 11 54 10 69-4 8-8 8-12 1-19-6-5-7-6-27-5-50 3-51 3-46-19 4-24 1-55-10-95l-9-34v-113-113l-7-34c-6-34-6-34-6-115 0-48 1-93 2-111 3-23 3-54 0-170-3-115-3-153-1-206l2-65-9-8c-11-10-22-13-33-11-9 2-16 6-40 26-23 19-33 24-44 22-4-1-12-2-17-3-6 0-14 0-25 4-18 5-35 7-46 5-12-2-18-11-25-40-3-13-7-25-8-26-1-2-7-6-12-8-20-9-57-3-75 11-7 7-8 7-8 25-1 16-1 18-9 28-15 19-26 48-33 82-2 14-5 23-10 30-3 5-11 23-16 39s-11 32-13 34c-2 4-3 11-3 26 0 17-1 20-5 24-7 5-12 19-16 40-5 22-5 22-22 46-14 17-21 33-21 46 0 8 5 26 13 44 11 25 14 41 14 78s-4 62-16 96l-6 19 8 17c5 9 13 22 17 28l9 12 1 34c1 18 3 48 5 64 4 41 4 95 0 115-7 33-8 28 11 54 11 16 13 27 13 103 0 62 0 68 5 79l4 13-4 3c-11 5-23 17-37 36-20 24-34 39-43 45-7 4-7 4-12 1-3-2-13-5-22-7-33-7-35-9-27-29 3-8 11-33 18-54 8-26 16-44 21-53 16-25 16-25 15-66 0-27-1-46-4-67-19-118-17-94-17-224 0-65 1-185 2-267s1-164 0-183c-2-29-2-33 2-41 2-5 6-11 7-13 3-3 3-6 1-18-3-18-3-66 0-90 1-10 4-34 6-54 3-20 5-45 6-57l1-20-9-6c-12-9-25-12-46-11-9 1-18 2-19 3 0 0-7 15-14 32-16 38-36 100-52 156-11 35-13 42-19 48s-8 10-8 17c0 4-1 15-3 23s-3 17-3 21-2 8-5 11c-8 7-11 17-11 40s2 27 10 27 9-4 10-27c1-20 2-22 7-28 3-3 6-8 6-11s5-19 12-36c14-36 28-78 34-105 3-10 7-21 9-24 7-10 13-23 22-51 11-33 19-48 30-55 9-6 18-10 18-7 0 2-18 67-25 91-5 14-22 69-39 123-47 144-56 174-73 245-5 21-10 39-10 39-2 2-56 17-76 21-37 7-63 10-94 8-48-2-69-10-92-38-25-29-42-72-60-156-17-79-23-104-32-130-8-23-8-27-8-50 0-25-1-26-11-58-13-36-14-47-7-59 10-16 14-16 24 4 8 15 10 27 15 66 3 31 9 58 21 99 10 36 17 63 19 85 2 12 5 24 8 30 8 16 21 58 31 97 8 34 8 35 17 42 12 10 29 17 51 22 14 4 26 4 63 4 41 0 50-1 73-6 34-7 39-9 37-14-4-11-7-35-6-47 2-14 8-37 14-48l4-9-8-6c-11-8-18-19-18-30 0-5 2-15 5-24 4-9 10-36 16-62 5-25 12-53 15-61 3-9 6-18 6-19 0-2 6-24 14-49 8-26 17-55 19-65 4-22 7-55 4-59-2-4-16 1-24 9-9 11-11 19-14 64-4 40-6 49-14 60-4 6-5 10-6 27-1 12-2 25-5 31-1 5-7 29-13 54-10 49-14 63-19 73-3 5-3 10-2 18 1 12 1 13-5 18-5 4-6 7-7 25-2 21-5 27-14 30-3 1-5-1-6-6-4-10-3-24 3-54 6-33 7-45 2-58-4-10-18-20-29-23-10-1-9-7 1-14 12-10 12-11 13-71 0-46 1-62 5-99 8-56 10-80 8-92-1-9-2-10-8-11-4 0-9-1-11-2-3-1-6 0-10 4l-6 5v38c-1 21-2 53-3 71-2 18-3 54-3 80 0 36-1 48-3 55-5 10-4 15 1 18 3 3 3 5 2 14-3 17-2 36 1 68 4 31 4 60-1 70-5 11-6 8-10-19-1-12-4-17-10-17s-8-6-12-40c-6-61-15-106-41-219-9-38-18-77-20-88l-4-18-27 1c-21 1-31 3-49 8l-23 7-11-5c-27-13-71-13-94-2l-12 6-2 30c-2 16-4 48-4 71 0 41 0 42 6 54 4 9 6 15 6 27 0 9 2 35 4 60 2 24 6 75 8 112 6 123 8 153 11 181 3 23 4 50 4 177 0 148 1 157 8 200 2 12 2 19-1 42-9 64 1 110 44 202 34 75 47 111 52 147 1 10 5 6-43 39-82 56-176 100-272 128l-27 8-8 16c-14 30-30 43-63 51-22 4-29 7-37 15-5 6-5 7-5 28 0 13-2 28-3 34-2 12-2 12 8 28 6 8 22 27 36 41 21 22 28 31 36 46 15 28 44 74 85 131 57 84 89 134 110 174 6 11 11 17 23 26 14 10 16 12 26 34 6 12 14 27 18 32 4 6 19 30 33 53 29 49 36 58 61 81 14 14 21 22 32 41 35 60 46 74 63 83 7 4 12 5 28 5 24 0 34-4 64-24 14-9 27-15 45-22 49-16 99-41 179-89 39-24 44-25 67-28 10-1 16-4 35-16 40-26 84-48 172-88 89-41 84-38 98-60 2-4 6-7 8-8 2 0 13 6 24 13 25 16 27 17 57 19 20 2 28 4 41 9 20 9 29 9 48 0 8-3 26-9 39-12 24-6 53-17 58-23 1-2 4-8 7-15 5-14 8-18 20-22 7-3 9-2 21 4 7 4 16 7 19 7s16-3 29-8c12-4 51-14 85-23 35-8 74-19 88-24 38-14 44-15 84-16 44-2 51-4 101-23s59-21 81-19c22 1 35-2 90-22 42-16 42-16 81-19 27-2 34-4 59-13 8-2 41-9 79-14 75-12 108-18 139-28 27-8 29-9 35-19 8-12 7-33-3-57-8-21-9-22-49-46-57-33-75-49-88-74-7-15-12-32-12-43 0-7-2-10-17-24-21-21-28-25-43-31-8-3-21-11-39-25-33-27-178-133-205-151-11-7-24-17-29-21-8-8-16-22-17-29 0-1 9-3 24-3 13-1 39-4 59-6 31-5 42-5 99-4 83 2 258-6 342-15 17-2 42-4 56-4 23 0 24 0 33-7 10-8 19-25 24-47 5-21 5-103 0-162-3-51-4-187 0-240 3-39 10-93 14-111l2-12 24-3c84-14 113-32 121-76 3-12 3-14-1-16-3-2-14-11-26-20s-28-20-36-25c-16-9-18-12-18-25s-6-17-22-17c-20-1-44-4-53-9l-8-4 1-16c0-9-1-29-3-44-4-34-4-59 0-108 3-21 4-59 4-85 1-43 0-49-4-63-6-17-16-34-24-39-3-2-14-5-26-7-25-5-39-10-47-20-5-6-5-7-4-24 0-10 4-32 8-50 12-57 9-81-10-97-15-13-32-17-72-18-18 0-38 0-43 1zM2468 35c8 1 17 3 20 4 4 2 4 2 2 6-8 13-36 19-67 16-19-3-42-11-42-16 0-4 18-11 35-13 19-1 32-1 52 3zM2342 35c3 9 1 21-4 26-7 6-21 8-177 18-56 4-60 5-99 11-27 4-36 4-93 3-35 0-85-1-111 0h-46l-7 6c-12 10-25 12-85 14-48 2-56 2-67 7-14 5-25 16-28 28-5 19-2 31 14 50 6 7 11 14 12 15 2 5 69 21 93 23 30 2 43-5 46-24 3-13 0-14-16-8-28 9-57 8-72-4-8-7-13-15-15-30-1-10-1-10 6-14 13-7 30-7 48 0 9 4 20 6 23 6 4 0 20-4 35-8 38-11 45-11 56-5 7 5 8 5 23 1 43-10 91-14 181-16 79-1 104-3 188-12 92-10 134-12 175-9 46 4 50 4 50 11 1 11-5 13-46 15-48 2-57 2-72 0l-13-2v7c0 14 17 26 35 26 8 0 11-1 18-8l8-9h34c19 0 37 1 40 2 6 2 6 3 6 19 0 22-2 24-12 19-8-3-9-3-22 0-19 5-23 5-43-1-16-4-19-4-119-3-56 0-146 2-200 4-76 2-112 2-163 0-37-2-72-4-78-4l-12-2 1 10c2 16 4 16 40 16 17 1 48 2 68 3 45 3 179 4 297 1 47-2 102-2 122-1l37 1 9 11c9 12 12 25 5 27-5 3-308-5-430-11-82-4-132-3-158 2-11 3-22 7-37 17-13 7-26 14-30 15-13 5-43 1-68-7-12-4-25-8-29-9-7 0-8 0-11 9-3 7-3 9 0 15 6 11 14 15 30 15 8 0 14 1 14 1 0 5 17 21 29 27 17 8 36 9 50 2 10-5 22-22 22-30 0-4 1-5 14-6 12 0 16-2 23-7l8-7 22 3c53 7 92 9 186 8 80 0 98 0 114-4 42-8 45-8 62-2l16 7h87 86l6 13c8 21 11 23 39 23 33 0 41 5 68 39 20 28 20 32 3 43-10 6-13 12-9 21 3 8 10 11 24 11 18 0 16 5-4 12-12 4-22 12-22 16 0 2 2 5 4 7 4 4 7 4 34 4 15 0 31 1 32 2 5 1 13 15 13 20 0 2-5 9-12 15s-12 13-11 14c0 1 5 3 9 4 15 5 19 8 19 18 0 6-2 10-6 14-6 6-9 7-29 4-36-4-71 19-93 61l-9 18 4 10c4 14 4 34-2 66-10 50-13 39 27 80 30 32 35 36 41 36 14-1 22-9 35-41 10-23 19-33 30-32 7 0 7 1 8 11 1 12-4 19-20 27-6 3-11 7-11 8 0 3 7 8 15 10 5 2 10 4 11 5 5 4 2 15-8 32s-11 24-3 33c4 6 5 8 3 8-2 1-7 3-12 4-15 5-12 16 6 21 11 4 14 8 10 14-1 3-3 17-4 31-2 28-5 37-16 44l-7 4 6 2c3 1 9 3 14 5 7 2 9 4 9 9 1 6 0 7-13 18-8 6-7 8 5 14 9 5 11 9 5 14-6 4-11 17-14 31-1 7-2 13-3 14 0 0-10 2-21 5-11 2-21 5-23 6-4 4-11 23-15 43-4 16-5 17-14 24-13 10-23 15-52 26-28 11-50 23-57 30-5 5-5 6-2 23 4 30 11 27-70 29-38 0-102 3-142 6-86 6-199 7-236 2-22-2-23-3-33-12-5-5-18-15-27-23-20-15-39-33-44-44-2-4-8-9-19-15-29-15-57-47-69-77-4-9-4-10 1-18 8-14 7-15-10-12-16 3-32 1-43-4-6-4-7-4-22 1-43 13-64 16-78 10-9-3-18-13-18-19 0-7 3-13 14-24 9-10 10-11 13-31 4-28 8-72 10-123 1-23 2-42 2-43 1-1 16 1 33 2 38 4 72 4 85-2 10-4 23-16 23-21 0-6-10-13-20-15-5 0-21 1-36 3-45 6-60 3-102-23l-23-14 1-20c1-23 4-30 25-68 13-21 14-25 13-34 0-5-3-27-5-47-3-39-3-69 2-83 3-7 3-7 11-6 15 3 41 6 68 8 15 1 35 4 44 6l16 4 6-7c9-10 8-17-4-26-11-8-22-11-56-14-44-4-69-8-79-13-5-3-16-10-24-17s-16-13-19-14c-10-4-13-41-4-62 3-6 8-19 12-27 4-9 9-25 11-36 4-26 4-87-1-113-3-20-6-25-27-66-10-19-11-27-5-44 4-13 26-37 42-46 35-19 67-23 104-15 30 8 37 7 63-6 31-16 41-18 100-13 63 5 88 5 102 0 20-8 52-11 131-14 118-3 183-7 205-12 13-4 19-3 21 0zM1153 44c4 4 5 10 5 18 0 10-1 13-11 27-10 15-11 17-12 35-1 11-3 22-5 24-14 19-17 26-23 42-8 23-19 58-35 120-18 67-22 78-37 108-16 30-17 37-10 53 7 15 25 26 57 36 15 4 16 4 22 0 7-3 16-4 55-5 48-1 52-2 61-9 2-2 8-5 14-7 5-3 10-5 11-6 0 0 4-3 8-5 10-5 22-25 22-36 0-9-7-27-12-28-2-1 0-4 5-11s9-15 13-33c10-40 11-45 24-83 7-24 13-44 13-54 2-13 3-18 8-24 8-11 11-20 11-36 0-10 1-14 5-18 6-6 11-17 17-35 10-32 21-47 33-47h6v19c0 26-5 45-23 86-21 45-27 62-30 88-1 14-4 25-8 35-9 20-12 31-20 68-4 18-8 37-10 43l-3 12 8 17c7 14 8 18 6 26-2 22-14 35-46 52-24 12-37 22-42 29-4 6-3 6 2 11 8 7 12 7 33-2 11-5 20-8 24-7 7 0 7 1 8 9 1 12-3 18-21 29-14 9-15 11-14 14 4 6 11 11 17 11 7 0 7 4-1 12-13 12-6 21 20 26 10 2 18 4 20 5 0 1 1 11 1 22l-1 19-10 8c-13 8-39 17-67 21-24 4-91 5-105 1-15-3-31-3-37 3-3 2-6 5-6 6 0 5 16 20 27 24 11 5 14 6 51 5 34 0 44 0 69-6 16-3 32-7 34-8 6-2 10 1 10 7 0 2-3 8-7 12-4 5-6 9-5 13 0 4 2 5 13 7 14 2 16 4 14 15-1 5-15 16-24 19-9 4-2 17 7 14 3-1 5 0 9 5 6 9 5 13-2 20-5 5-10 7-22 9-9 2-17 4-20 6s-2 3 3 8c3 3 9 7 14 8 15 4 20 8 20 15 0 6 1 7 10 8 5 0 13 3 17 6 10 5 12 13 9 34-1 11-2 14-5 15-2 1-14 8-27 16-33 22-41 23-89 21-36-1-40-1-49 3-5 3-11 6-14 9-4 4-3 4 3 9 4 3 11 7 17 10 14 6 38 6 76-1 15-2 33-4 40-4 12 0 12 0 12 6 0 8-9 18-18 18-11 0-14 11-3 15 7 3 10 8 12 26 2 8 3 17 4 19 1 6-4 9-24 16-8 3-19 8-23 11-6 4-10 5-28 6-25 2-54 9-88 22-31 12-55 21-59 21-2 0-3-18-4-74-1-80-3-92-13-116-4-7-10-16-16-22-5-5-10-11-10-14 0-2 5-11 10-19l11-15v-31c0-26-2-37-8-67-6-33-9-58-9-99 0-1-5-8-12-15-16-17-16-18-13-38 2-9 5-35 6-58 3-35 9-74 12-74 0 0 4 2 10 4 29 10 89 17 113 12 15-3 31-10 35-16 2-3 1-5-2-8-4-2-9-3-33-2-36 2-58-2-88-15-23-10-50-27-56-35-1-3-4-12-6-19-5-24 2-46 22-75 8-12 10-16 12-33 6-44 19-86 55-182 15-38 29-82 35-106 5-21 7-23 29-35 9-5 10-4 16 4zM508 97c8 4 9 7 11 47 1 29 1 30 9 42 21 32 33 75 49 175 7 43 9 51 14 51 1 0 4 2 5 5 3 7 12 66 12 81 0 12-1 13-5 15-6 3-15-1-30-11-6-5-14-9-18-10s-7-3-7-5c0-9-8-26-22-48-17-28-22-39-22-60 0-12-1-16-5-22-13-18-14-19-15-38-2-26-9-55-22-95l-11-35 4-7c3-6 4-16 5-44 1-21 3-39 4-41 0-1 4-4 7-4 11-2 30 0 37 4zM1197 105c5 2 10 5 10 5 1 1-1 8-3 18-4 20-3 29 6 39 6 7 6 9 6 22 0 21 2 23 18 23 7 0 15-1 18-2l4-3-4-4c-3-3-9-14-14-24s-11-21-13-23c-5-4-6-18-2-25 3-6 5-6 12 2 3 4 8 6 9 6 2-1 6 2 9 6 5 5 6 9 7 23 2 17 5 23 17 28 3 2 9 6 14 9l7 7-1 17c-1 13-4 24-11 44-4 14-11 33-13 41-2 9-6 18-9 20-3 4-5 10-6 23-2 19-5 27-15 36-6 6-7 9-7 16 0 13 3 23 11 31l7 7-5 6c-3 3-7 5-10 5s-6 2-7 4c-4 7-17 11-53 15-39 4-73 3-88-2-6-2-14-8-19-12l-8-9 6-16c3-9 16-48 29-87 46-141 60-183 73-217 8-19 14-34 15-34 0 0 5 2 10 5zM1337 123c3 9 3 11-2 18l-5 6-8-8c-11-10-22-12-26-7-2 3-3 7-2 10 2 6 9 14 13 12 4-3 12 8 12 16s-6 25-10 27c-5 3-13-9-15-20-2-14-8-24-21-30-18-9-22-18-12-27 5-5 6-5 11-1 6 5 17 4 36-2s25-5 29 6zM2465 224c7 4 17 5 52 6 37 1 44 2 53 6 11 5 11 5 7 9-8 9-22 12-48 12-25 0-38-2-62-10l-14-5v-12c0-6 1-11 2-11 1 1 5 3 10 5zM372 258c3 4 4 12 5 32 1 27 1 27 11 43 9 15 9 16 11 42 1 22 4 33 10 54 23 74 21 67 21 106l1 36 10 30c20 56 29 98 29 146 0 29 0 33-7 57-5 19-7 31-7 42 0 15 1 17 12 40 12 22 12 24 10 30-3 9-3 45 0 74 2 13 2 33 2 45-1 19-2 25-10 43-15 37-11 58 16 88l13 14 2 35c2 45 2 57-3 68l-4 8-6-4c-8-7-13-17-19-42-4-14-14-37-26-64-31-66-39-92-45-155-2-27-2-29 3-44 5-17 6-33 2-55 0-7-3-47-4-90-10-317-13-366-28-446-9-48-12-91-7-121 1-10 3-18 3-18 1 0 3 2 5 6zM2544 281c16 1 36 2 45 1l16-1-1 39c-1 40-4 56-13 74-4 8-5 9-9 8-3-1-5-2-5-2 0 0-4-7-9-15-4-9-17-29-27-46l-20-30-16-2c-33-5-39-7-45-14-9-8-9-12 0-14 21-3 33-3 84 2zM1398 393c0 5-3 16-6 25-4 10-8 23-8 29-1 12-1 14 9 32l10 19-6 18c-9 30-12 45-12 61 0 17 3 26 13 37 5 7 6 8 3 19-2 7-7 22-13 33l-10 21 7 15c4 8 9 21 12 28 5 16 8 49 4 64-3 11-3 12 3 20 11 17 15 46 10 76-6 33-21 91-24 91-5 0-15-12-18-21-4-17-2-34 11-81 10-36 10-37 3-47-13-16-15-22-15-45 0-11 0-21-1-21-3 0-9 7-9 10 0 1-2 5-4 7-3 4-5 5-9 4-4-2-5-3-5-16v-14h10c5 0 12-2 16-4 13-8 13-21-1-30-6-4-9-7-9-11 0-10 5-53 7-63 3-12 2-14-13-26-7-5-12-10-13-12s4-15 10-29c16-39 16-38 1-52l-12-12 3-11c2-5 6-25 9-43 7-39 11-55 17-65 6-8 16-15 25-15 5 0 5 0 5 9zM2584 422c4 11-2 21-12 21-13 0-13-10-1-20 7-5 11-5 13-1zM854 482c10 6 10 7 5 32-3 20-8 29-16 33-10 5-11 4-15-5-6-16-2-47 10-60 4-5 5-5 16 0zM824 582c3 4 4 11 6 29 1 5 2 7 7 9 6 2 7 1 13-6 9-11 14-10 16 1 4 24-4 53-19 62-10 7-12 7-14-6-3-20-14-36-33-46-6-3-10-7-10-8 0-6 7-18 16-28 9-11 13-12 18-7zM2604 589c2 4 3 7 1 14-2 5-4 10-5 10-4 3-8-3-10-13-1-9-1-11 3-13 5-5 7-4 11 2zM528 612c30 11 49 14 98 14 26 0 53-1 67-3 21-3 22-3 23 1 4 13-17 32-40 36-10 2-16 4-20 8l-5 6 4 4c10 10 35 4 35-8 0-7 9-6 15 1 12 14 6 21-28 33-13 5-24 10-25 11-1 3 7 11 12 12 2 0 11 0 20-2 18-2 24 0 26 6 2 8-4 15-21 19-17 5-22 10-22 19 0 15 11 16 32 4 13-7 15-7 21-5 11 5 7 16-8 19-6 1-9 3-11 7-4 8 5 14 25 18 10 1 18 3 19 5 6 9 6 44 1 55-2 2-6 6-10 7-17 7-29 8-93 9-63 0-84 2-84 7 0 4 10 14 15 17 4 2 17 4 30 5 17 2 26 4 31 7 10 6 30 6 51 0 8-2 21-5 27-5h12l1 12c0 12 0 12-7 15-4 1-13 3-20 3-21 3-32 11-24 18 5 5 12 6 26 3 18-3 24-3 30 2 4 3 4 6 3 10-1 7-5 8-25 10-19 2-23 5-22 14l1 7h19c16 0 20 1 22 4 4 6-3 13-17 18-17 5-21 9-21 19 0 7 1 8 6 10 4 1 15-1 26-4 10-2 24-4 31-4h11l5 10c6 14 6 29-1 37-12 13-38 21-94 26-41 5-65 8-69 10-5 3 5 16 15 20 12 6 25 6 59 0 43-7 67-5 64 4-1 7-7 11-20 15-15 5-16 10-5 18 11 7 12 13 1 19-7 3-8 3-13 0-7-5-11-3-11 4 0 4 1 6 6 8 4 1 10 4 13 5 10 3 13 8 13 16 0 14-12 23-23 17-4-2-6-1-9 2-6 7-20 14-43 23-13 4-28 10-34 13-10 5-25 17-25 21 0 2-33 7-50 7h-14v-21c1-12 0-34-2-49-5-41-5-58 1-69 9-19 3-43-17-61l-12-12 3-12c9-34 11-54 12-145 1-49 3-91 4-93 3-8-1-16-12-20-5-2-10-5-11-7 0-2 1-12 3-24 5-27 7-116 3-149-2-21-3-27-9-35-6-11-13-27-13-33 0-2 1-6 2-10l3-5 13 10c7 5 21 12 30 16zM2684 607c3 1 4 4 4 16 0 17-1 18-20 15-12-1-20-10-19-21 1-7 2-9 8-11 7-2 17-2 27 1zM2559 609c2 3 4 9 4 16 1 9 3 13 7 18 8 8 28 17 48 21 23 5 69 5 89-1l16-4 2 5c1 2 6 8 12 12 4 4 11 10 14 12l6 5-6 7c-16 17-37 24-89 32-46 7-61 10-76 18-9 5-24 19-29 28-2 3-3 4-12 1-12-3-20-12-24-25-1-6-2-26-2-46 0-28-1-38-4-46-3-10-3-10 3-20 7-12 30-37 34-37 2 0 5 2 7 4zM828 714c5 5 5 6 5 36-1 35-1 36-16 36h-9l-3-13c-3-16-2-48 3-57s13-10 20-2zM869 768c4 24 3 34-3 39-7 7-13 5-17-4-1-3-3-6-5-6-4 0 1-32 5-36 3-2 5-5 5-6s2-2 6-2c6 0 6 0 9 15zM844 848c7 6 1 32-9 48-7 9-11 9-20 1-16-14-2-52 19-52 4 0 9 1 10 3zM850 963c2 2 5 7 6 12 5 17-10 47-22 45-16-2-18-43-3-59 4-5 12-4 19 2zM859 1068c6 5 6 22-1 28-6 6-23 7-27 0-13-16 11-40 28-28zM2601 1162c3 3 4 9 4 61 0 50-2 79-6 83 0 0-20 3-43 6-46 6-99 6-113 1-6-2-6-3-5-13 2-15 11-22 38-30 12-3 27-9 32-12 14-9 31-27 48-53 21-31 33-46 37-46 2 0 6 2 8 3zM827 1190c4 8 1 23-3 26-7 6-18-10-15-22s13-14 18-4zM864 1300c12 4 33 13 39 18s5 14-3 22c-4 4-7 9-6 10 3 4 19 7 39 9 18 1 18 1 19 7 1 5-1 8-9 16-11 10-13 17-6 21 2 1 15 2 28 2 23 0 23 0 30 7 3 3 6 8 6 10 0 3-9 12-19 19-4 3-5 6-5 10l1 6h23c23 1 24 1 28 7 7 9 3 14-17 19-8 3-15 6-15 7 0 4 6 12 13 15 3 2 17 5 31 7 26 3 33 6 39 17 4 7 2 9-15 12-15 3-22 9-18 15 5 6 20 12 40 15 22 4 30 8 36 14 7 8 4 13-12 17-7 2-14 5-15 6-4 3-3 11 1 17 4 5 5 5 19 2 20-3 28-2 30 4 1 4 0 7-6 14-4 5-7 10-7 12 0 3 8 6 28 10 14 2 18 6 21 15 1 5-1 7-17 21-5 4-5 8 0 14 4 5 7 6 29 7 13 0 25 1 25 2 4 4 3 11-1 15-3 3-8 7-11 10-7 6-8 11-2 13 2 1 15 3 29 4 35 2 36 3 35 25 0 15 0 17 5 22 3 3 10 8 16 10 16 9 23 17 24 29 1 6 1 10 0 10s-10-1-21-3c-15-3-27-4-58-3-44 2-62 5-130 21-47 11-68 19-133 49-38 18-239 122-260 135-6 3-25 13-41 22-38 18-49 25-70 43-18 16-28 22-35 22-2 0-11-6-18-14-14-13-25-29-50-70-7-11-18-26-25-34-6-8-15-21-19-28s-15-20-22-29c-8-9-16-18-16-21-3-10-13-27-25-39-7-6-13-16-15-21-7-16-19-36-36-57-36-47-44-59-58-86-25-50-60-107-93-152-8-11-14-21-14-24 0-5 11-18 21-21 4-2 16-5 28-7 37-6 67-21 135-67 25-17 51-33 57-36 15-8 25-15 56-37 44-33 71-45 102-47 13-1 19-2 35-11 51-25 110-42 180-52 13-2 64 0 75 3zM181 1623c31 45 64 98 87 145l8 16-7 13c-6 11-6 13-4 16 5 4 10 2 13-6 2-4 4-7 4-7 2-2 43 49 57 69 4 7 11 18 14 26 7 14 7 14 3 17-2 2-7 3-11 2-5 0-7-2-11-10-2-5-5-9-7-9-4 0-8-7-8-14 1-9-1-11-14-19-9-7-10-8-11-17-1-11-4-12-16-2-10 10-17 11-17 3 0-7-8-15-13-15-8 0-14 7-14 16 0 8 0 9-5 9-8 0-15-8-13-14 2-10 7-17 13-21 5-5 5-5 2-8-2-1-8-12-13-23-8-18-12-24-27-38-9-9-16-18-16-20 0-6-11-25-23-41-14-18-22-34-25-47l-1-8h10c9 0 11 1 17 8 4 5 12 18 18 29 14 26 27 42 33 41 7 0 7-5-3-15-4-6-14-21-21-34s-16-27-21-31c-6-7-8-11-8-16 0-9 5-19 11-19 1 0 9 11 19 24zM87 1644c0 10-10 15-16 8-2-3-2-4 3-8 6-5 13-5 13 0zM2300 1664c8 3 11 10 8 16-4 7-6 9-14 9-9 0-12-4-12-14 0-7 1-9 5-11 6-2 7-2 13 0zM95 1725c23 34 63 91 89 128 25 37 68 100 95 140 26 41 50 74 53 75 2 1 6-1 10-6 6-7 11-7 11-1 0 1-3 5-6 8-3 4-5 8-5 9 0 3 37 57 97 140 89 122 109 152 109 156 0 7-10 16-17 14-9-2-23-18-35-38-13-26-20-34-32-40-8-3-10-6-11-11-2-9-14-36-23-50-5-5-17-21-27-35-24-30-37-47-76-105-35-51-60-86-78-108-8-10-13-19-14-23s-2-8-3-9-2-4-2-7c0-2-4-8-8-13s-20-28-36-52c-35-50-45-65-62-82-9-10-13-17-16-26-4-14-13-29-36-59-16-21-29-45-32-59-2-6-2-7 6-7 7 0 8 2 49 61zM2327 1727c14 7 6 22-14 24-10 2-32 0-39-2-4-2-4-10 1-16 9-11 37-14 52-6zM181 1761c13 14 14 15 14 25 0 12-3 13-13 5-5-3-10-10-15-19-10-22-11-24-5-24 3 0 10 5 19 13zM2231 1752c5 1 11 6 15 9l6 7-8 7c-8 7-22 11-48 15-10 1-24 5-32 9-20 9-56 15-75 14-17-1-32-7-39-14-4-5-4-6 0-8 4-4 9-4 44-4 28 1 36-1 76-19 23-11 42-18 50-18 2 0 7 1 11 2zM1819 1794c3 1 6 3 6 4 0 8-38 13-48 7-6-3-6-8 0-11 7-3 35-3 42 0zM2423 1798c4 6-1 16-12 24s-12 8-31 8c-16 0-25 2-42 8-27 9-48 13-63 13-10 0-12 1-20 8l-8 7h-32c-35 0-46 3-49 12-1 2-4 6-7 8-5 4-8 5-47 5-32 0-41-1-41-3 0-6 7-12 18-17 10-5 15-5 32-5 12 0 24 1 27 2 5 2 6 2 11-2 13-15 42-21 73-17 22 3 25 1 30-13l2-9h15c19 0 42-5 71-15 14-5 30-11 36-12 13-4 35-4 37-2zM1741 1807c10 5 13 16 3 16-3 0-13 2-21 4-18 5-29 5-36-1-7-8-2-14 13-18 14-3 32-4 41-1zM1583 1812c6 2 11 5 11 6s-3 4-6 7c-7 7-26 7-35 1-7-6-10-16-4-17 10-3 24-1 34 3zM1765 1862c1 7-8 20-16 24-5 3-16 4-37 4l-31 1 2-7c2-13 7-15 36-15 25 0 25 0 31-7 7-7 14-7 15 0zM2422 1857c0 7-16 15-38 19-10 2-22 6-28 9-7 4-22 7-63 13-80 12-100 16-120 25-15 7-18 7-31 6-14-1-18-1-52 11-56 18-79 23-219 49-44 8-59 11-69 16-16 8-38 14-86 21-57 8-69 11-102 23-23 9-33 12-46 12-16 1-18 1-27-5s-11-8-11-13c0-8 2-10 18-15 7-2 15-7 19-12l8-8 17 2c9 0 25 0 35-1 22-2 99-19 148-31 34-9 37-9 72-9 40 0 40 0 87-19 40-15 49-17 86-19 51-2 54-2 67-11 11-8 12-8 34-9 25 0 33-2 49-15 6-6 6-6 43-5 41 0 48-1 62-12 10-7 10-7 39-7 28 0 32-1 56-8 24-8 52-11 52-7zM254 1877c2 13 0 15-8 12-3-2-5-5-7-10-2-11 0-14 8-13 6 1 6 2 7 11zM289 1879c0 2-1 5-3 6-6 2-6 0-4-7 4-8 7-7 7 1zM1195 1896l6 4-6 7c-15 15-56 28-75 23-10-2-16-4-16-6s25-18 35-24c21-10 45-12 56-4zM1990 1894c4 5 1 10-8 14-8 2-9 2-12-1-3-5-3-13 0-15 6-2 17-1 20 2zM321 1907c3 7 7 12 8 12 3 0 8 12 8 19 0 6-6 12-14 11-3 0-5-2-5-8-2-11-4-13-10-11-3 0-9 0-14-2-7-2-9-3-9-7 0-3 2-8 4-11s4-7 4-9 3-4 7-5c3-1 7-2 8-2 4-2 6 1 13 13zM274 1900c2 6-2 15-6 15-2 0-3-3-3-10 0-8 1-10 4-10 2 0 5 2 5 5zM2056 1898c-12 6-16 6-16 3 0-5 2-6 13-6l10 1zM1917 1912c11 3-2 13-21 16-18 4-35 0-43-8l-4-5 12-1c8-1 14-2 15-2 4-2 35-2 41 0zM379 1934c10 11 21 31 18 35-11 14-27 33-30 36-2 2-6 3-8 4-3 0-7 1-9 1-9 1-6-7 6-20 11-12 17-20 17-24 0-1-4-6-8-12-10-12-11-24-3-28 7-3 7-3 17 8zM1828 1930c1 3 2 7 2 9-1 4-3 5-11 5s-10-1-10-5c0-5 8-13 12-13 2 0 5 2 7 4zM1754 1942c4 4 3 7-3 13-12 12-53 20-73 15-11-3-22-13-19-15 1-2 17-4 36-6 18-2 38-5 44-7 5-1 10-3 11-3s3 1 4 3zM315 1965c-1 5-4 9-6 9-4 0-11-8-11-14 0-5 1-5 8-6 11-1 13 1 9 11zM1394 1961c14 6 29 23 34 37s5 14-7 13c-26-3-48-20-54-42-2-6-4-12-4-13 0-3 19 0 31 5zM1584 1979c3 3-7 10-14 10h-6l8-6c7-7 10-8 12-4zM1070 1982c2 2 3 7 3 10 0 10-9 19-28 26-9 3-21 9-25 13-7 6-10 7-20 7-15 0-18-3-11-14 7-10 19-19 43-29 10-4 21-10 25-12 8-5 7-5 13-1zM421 1995c7 8 14 18 16 22l4 7-12 18c-7 11-13 19-14 20-5 1-36-36-36-43 0-4 26-38 29-38 1 0 7 6 13 14zM1504 1993c8 4 15 13 17 21 1 7-3 20-6 18-1 0-8 2-15 5l-12 7-6-8c-18-20-20-31-9-41 8-6 21-7 31-2zM903 2006c0 2-1 6-1 8 0 7-11 18-28 25-24 11-109 77-173 134-23 20-31 26-40 28-10 3-17 9-44 31-11 10-31 18-34 14-3-5-2-16 3-24 4-6 36-29 48-34 4-2 74-59 98-80 10-8 21-17 25-19 3-2 27-18 51-34 58-39 100-61 95-49zM1361 2009c2 9 1 14-4 19s-23 11-27 9c-5-4 1-27 9-32 2-1 7-2 12-2 7 0 8 1 10 6zM1273 2011l16 1 9 18c4 10 12 25 17 32 8 14 10 15 21 18 28 9 39 7 87-11 17-6 32-11 32-10 1 1 0 6-2 11-1 6-3 17-3 24 0 12 0 13-9 19-14 11-30 15-55 17-25 1-41-2-66-14-29-14-53-38-61-63-4-12-5-13-26-18-14-4-18-9-14-18 4-10 9-11 54-6zM464 2053c5 7 17 25 27 42 21 34 36 54 48 63 6 4 10 9 12 17 3 6 4 11 2 12 0 1-6 3-11 5-7 2-11 5-18 14-5 6-10 11-11 12-3 1-15-11-19-21-3-6-7-17-10-23-3-7-9-16-12-19l-7-6 6-12c6-14 7-27 1-27-2 0-7 4-12 8-9 10-13 10-17-1-4-12-3-13 3-20 4-4 6-8 5-10-2-4-11-4-15 0-1 2-4 4-6 4-5 0-11-13-8-17 1-1 5-7 8-12 17-26 18-27 21-24 2 2 7 8 13 15zM981 2040c0 1-6 8-13 17-14 17-33 30-50 36-7 2-15 7-24 15-8 7-27 20-44 30-31 18-40 24-66 48-17 15-33 24-46 27-7 1-7 1-7-7 0-13 8-25 26-36 9-6 21-14 28-18s26-20 43-34c26-23 31-27 46-31 15-6 21-9 64-36 18-12 21-13 32-13 6 0 11 1 11 2zM1205 2066c1 6 2 15 2 19 0 10-11 19-34 28-11 4-30 13-43 20s-32 16-42 20c-20 8-43 19-82 41-12 7-45 24-74 38-57 27-113 57-192 101-61 34-70 39-101 51-13 5-28 12-34 15-13 7-25 8-32 1l-5-5 6-9c13-18 31-30 59-40 11-4 60-30 121-64 110-62 201-110 254-133 19-8 35-16 38-19 2-2 10-7 17-13 8-4 15-10 17-12 1-2 7-4 13-4 18-3 30-8 51-22 29-19 53-30 57-26 1 1 3 7 4 13zM731 2078c5 1 9 3 9 4 0 2-22 21-70 60l-41 34-8-2c-5-1-10-3-11-4-2-1 6-10 19-23 22-21 47-39 70-51 9-4 12-7 12-11 0-5 5-9 10-10 1 0 6 1 10 3zM1019 2094l7 2-13 11c-27 23-55 39-72 42-7 1-8 1-8-3 0-8 12-20 32-31 10-5 21-13 25-17 4-6 7-7 14-7 5 0 12 1 15 3zM394 2101c3 2 3 4 0 7-4 3-4 3-6 0-6-8 0-15 6-7zM535 2256l9 3v15c0 10-1 17-3 20-3 4-4 4-9 1-13-7-19-24-12-36 3-7 3-7 15-3z">
              <text:p/>
            </draw:path>
            <draw:path draw:style-name="gr4" draw:text-style-name="P3" draw:layer="layout" svg:width="0.048cm" svg:height="0.028cm" svg:x="10.805cm" svg:y="3.045cm" svg:viewBox="0 0 49 29" svg:d="M5 5c-12 9-2 21 18 23 15 2 22 0 25-7 3-9 1-13-9-18-13-4-27-4-34 2z">
              <text:p/>
            </draw:path>
            <draw:path draw:style-name="gr4" draw:text-style-name="P3" draw:layer="layout" svg:width="0.052cm" svg:height="0.071cm" svg:x="10.799cm" svg:y="3.085cm" svg:viewBox="0 0 53 72" svg:d="M22 2c-5 2-12 4-16 5-12 3-5 14 11 18 13 2 14 6 2 17-8 8-10 11-10 18 0 5 1 8 4 10 7 3 24 3 33-1l7-4v-18c0-10-2-24-4-32-3-14-4-14-10-15-4 0-11 1-17 2z">
              <text:p/>
            </draw:path>
            <draw:path draw:style-name="gr4" draw:text-style-name="P3" draw:layer="layout" svg:width="0.062cm" svg:height="0.032cm" svg:x="10.795cm" svg:y="3.284cm" svg:viewBox="0 0 63 33" svg:d="M13 2c-9 4-13 9-13 17v7l18 3c23 5 31 5 37 0 18-12 3-30-26-29-6 0-13 1-16 2z">
              <text:p/>
            </draw:path>
            <draw:path draw:style-name="gr4" draw:text-style-name="P3" draw:layer="layout" svg:width="0.043cm" svg:height="0.041cm" svg:x="10.809cm" svg:y="3.333cm" svg:viewBox="0 0 44 42" svg:d="M6 2c-7 3-7 7-4 19 5 19 18 26 33 19l9-4v-14c0-13-1-14-7-17-9-5-24-6-31-3z">
              <text:p/>
            </draw:path>
            <draw:path draw:style-name="gr4" draw:text-style-name="P3" draw:layer="layout" svg:width="0.046cm" svg:height="0.029cm" svg:x="10.808cm" svg:y="3.388cm" svg:viewBox="0 0 47 30" svg:d="M5 2c-7 4-7 21 0 24 7 4 27 5 33 2 11-6 11-19 0-25-8-4-25-4-33-1z">
              <text:p/>
            </draw:path>
            <draw:path draw:style-name="gr4" draw:text-style-name="P3" draw:layer="layout" svg:width="0.043cm" svg:height="0.027cm" svg:x="10.804cm" svg:y="3.432cm" svg:viewBox="0 0 44 28" svg:d="M14 1c-6 0-14 10-14 16 0 10 31 16 40 7 12-11-6-27-26-23z">
              <text:p/>
            </draw:path>
            <draw:path draw:style-name="gr4" draw:text-style-name="P3" draw:layer="layout" svg:width="0.049cm" svg:height="0.037cm" svg:x="10.789cm" svg:y="3.471cm" svg:viewBox="0 0 50 38" svg:d="M15 4c-16 6-17 7-13 22l3 12h12c16 0 26-5 30-15 6-13 4-18-5-21-11-3-13-3-27 2z">
              <text:p/>
            </draw:path>
            <draw:path draw:style-name="gr4" draw:text-style-name="P3" draw:layer="layout" svg:width="0.052cm" svg:height="0.041cm" svg:x="10.815cm" svg:y="3.598cm" svg:viewBox="0 0 53 42" svg:d="M21 1c-19 4-27 21-16 34 7 7 24 9 38 4l10-4v-15c0-8-1-16-2-17-5-2-22-4-30-2z">
              <text:p/>
            </draw:path>
            <draw:path draw:style-name="gr4" draw:text-style-name="P3" draw:layer="layout" svg:width="0.045cm" svg:height="0.038cm" svg:x="10.813cm" svg:y="3.662cm" svg:viewBox="0 0 46 39" svg:d="M16 2c-9 3-15 9-15 21-2 8-1 10 3 12 7 3 29 5 36 2 6-2 6-2 6-17v-16l-9-2c-12-3-11-3-21 0z">
              <text:p/>
            </draw:path>
            <draw:path draw:style-name="gr4" draw:text-style-name="P3" draw:layer="layout" svg:width="0.054cm" svg:height="0.028cm" svg:x="10.804cm" svg:y="3.715cm" svg:viewBox="0 0 55 29" svg:d="M17 1c-7 1-17 10-17 15 0 14 36 18 52 6 3-2 4-4 2-8-5-11-21-16-37-13z">
              <text:p/>
            </draw:path>
            <draw:path draw:style-name="gr4" draw:text-style-name="P3" draw:layer="layout" svg:width="0.037cm" svg:height="0.023cm" svg:x="10.819cm" svg:y="3.764cm" svg:viewBox="0 0 38 24" svg:d="M7 1c-6 1-7 2-7 7 0 19 31 22 38 4 1-4 0-6-5-8-5-4-10-5-26-3z">
              <text:p/>
            </draw:path>
            <draw:path draw:style-name="gr4" draw:text-style-name="P3" draw:layer="layout" svg:width="0.03cm" svg:height="0.014cm" svg:x="10.312cm" svg:y="3.785cm" svg:viewBox="0 0 31 15" svg:d="M2 2c-3 2-2 7 2 10 4 5 17 5 23-1 5-4 5-4 1-7-4-4-24-5-26-2z">
              <text:p/>
            </draw:path>
            <draw:path draw:style-name="gr4" draw:text-style-name="P3" draw:layer="layout" svg:width="0.019cm" svg:height="0.063cm" svg:x="9.567cm" svg:y="2.814cm" svg:viewBox="0 0 20 64" svg:d="M3 3c-4 4-4 50 1 56 2 3 4 5 5 5 2 0 11-20 11-25 0-3-1-6-2-7s-2-7-2-14c0-12-3-18-8-18-1 0-4 1-5 3z">
              <text:p/>
            </draw:path>
            <draw:path draw:style-name="gr4" draw:text-style-name="P3" draw:layer="layout" svg:width="0.024cm" svg:height="0.046cm" svg:x="10.259cm" svg:y="2.864cm" svg:viewBox="0 0 25 47" svg:d="M6 7c-2 4-5 14-5 21l-1 14 8 2c4 2 8 3 9 3 2 0 8-13 8-20 0-9-6-24-11-26-3-2-5-1-8 6z">
              <text:p/>
            </draw:path>
            <draw:path draw:style-name="gr4" draw:text-style-name="P3" draw:layer="layout" svg:width="0.023cm" svg:height="0.017cm" svg:x="11.623cm" svg:y="3.414cm" svg:viewBox="0 0 24 18" svg:d="M4 1c-2 1-4 3-4 5 0 7 6 12 16 12 8 0 8-1 8-7 0-10-7-13-20-10z">
              <text:p/>
            </draw:path>
            <draw:path draw:style-name="gr4" draw:text-style-name="P3" draw:layer="layout" svg:width="0.022cm" svg:height="0.014cm" svg:x="10.318cm" svg:y="4.482cm" svg:viewBox="0 0 23 15" svg:d="M4 2c-2 1-4 4-4 5 0 4 11 9 18 8 4-1 5-2 5-8s0-6-7-7c-5 0-10 1-12 2z">
              <text:p/>
            </draw:path>
            <draw:path draw:style-name="gr4" draw:text-style-name="P3" draw:layer="layout" svg:width="0.014cm" svg:height="0.029cm" svg:x="9.302cm" svg:y="4.422cm" svg:viewBox="0 0 15 30" svg:d="M1 13c-2 9-1 13 2 15 9 10 17-13 7-23-2-3-5-5-6-5s-3 6-3 13z">
              <text:p/>
            </draw:path>
            <draw:path draw:style-name="gr4" draw:text-style-name="P3" draw:layer="layout" svg:width="0.017cm" svg:height="0.028cm" svg:x="9.319cm" svg:y="4.453cm" svg:viewBox="0 0 18 29" svg:d="M2 1c-4 4-1 17 4 22 9 9 12 8 12-6 0-7-1-13-3-14-2-3-11-4-13-2z">
              <text:p/>
            </draw:path>
            <draw:path draw:style-name="gr4" draw:text-style-name="P3" draw:layer="layout" svg:width="0.014cm" svg:height="0.021cm" svg:x="9.484cm" svg:y="4.701cm" svg:viewBox="0 0 15 22" svg:d="M1 1c-2 3-1 15 2 18 1 2 5 3 8 3 4 0 5-1 4-11 0-9-1-10-6-11-3 0-7 0-8 1z">
              <text:p/>
            </draw:path>
            <draw:path draw:style-name="gr4" draw:text-style-name="P3" draw:layer="layout" svg:width="0.009cm" svg:height="0.011cm" svg:x="9.567cm" svg:y="4.835cm" svg:viewBox="0 0 10 12" svg:d="M0 4c0 2 1 5 2 7 3 5 10-2 7-7s-9-5-9 0z">
              <text:p/>
            </draw:path>
            <draw:path draw:style-name="gr4" draw:text-style-name="P3" draw:layer="layout" svg:width="0.024cm" svg:height="0.024cm" svg:x="9.583cm" svg:y="4.855cm" svg:viewBox="0 0 25 25" svg:d="M0 12v13h13 12l-1-7c-3-10-9-17-17-17l-7-1z">
              <text:p/>
            </draw:path>
            <draw:path draw:style-name="gr4" draw:text-style-name="P3" draw:layer="layout" svg:width="0.056cm" svg:height="0.257cm" svg:x="9.769cm" svg:y="2.735cm" svg:viewBox="0 0 57 258" svg:d="M26 19c-18 93-26 161-26 208 0 28 1 32 3 31 2 0 6-4 8-9 8-13 11-29 13-65 2-31 3-37 8-51 3-9 8-29 11-50 3-18 8-43 10-55 5-21 5-22 1-25-2-2-9-3-14-3h-11z">
              <text:p/>
            </draw:path>
          </draw:g>
          <draw:custom-shape draw:style-name="gr5" draw:text-style-name="P2" xml:id="id3" draw:id="id3" draw:layer="layout" svg:width="5.207cm" svg:height="3.81cm" svg:x="14.454cm" svg:y="2.724cm">
            <text:p text:style-name="P1">Manuscript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6" draw:text-style-name="P2" draw:layer="layout" draw:type="curve" draw:line-skew="-0.44cm" svg:x1="3.666cm" svg:y1="2.632cm" svg:x2="10.467cm" svg:y2="2.388cm" draw:start-shape="id1" draw:start-glue-point="4" draw:end-shape="id2" draw:end-glue-point="0" svg:d="M3666 2632c0-1966 6801-1844 6801-244" svg:viewBox="0 0 6802 1461">
            <text:p/>
          </draw:connector>
          <draw:connector draw:style-name="gr6" draw:text-style-name="P2" draw:layer="layout" draw:type="curve" draw:line-skew="-0.468cm" svg:x1="10.467cm" svg:y1="2.388cm" svg:x2="17.057cm" svg:y2="2.724cm" draw:start-shape="id2" draw:start-glue-point="0" draw:end-shape="id3" svg:d="M10467 2388c0-1642 6590-1810 6590 336" svg:viewBox="0 0 6591 1590">
            <text:p/>
          </draw:connector>
          <draw:frame draw:style-name="gr7" draw:text-style-name="P5" draw:layer="layout" svg:width="4.481cm" svg:height="0.962cm" svg:x="8.228cm" svg:y="6.675cm">
            <draw:text-box>
              <text:p>Jurism Library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Bennett</meta:initial-creator>
    <meta:creation-date>2020-06-22T09:40:06.411240206</meta:creation-date>
    <dc:date>2020-06-22T10:26:16.901054247</dc:date>
    <dc:creator>Frank Bennett</dc:creator>
    <meta:editing-duration>PT14M34S</meta:editing-duration>
    <meta:editing-cycles>3</meta:editing-cycles>
    <meta:generator>LibreOffice/5.1.6.2$Linux_X86_64 LibreOffice_project/10m0$Build-2</meta:generator>
    <meta:document-statistic meta:object-count="32"/>
  </office:meta>
</office:document-meta>
</file>